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516in"/>
    </style:style>
    <style:style style:name="co4" style:family="table-column">
      <style:table-column-properties fo:break-before="auto" style:column-width="1.8945in"/>
    </style:style>
    <style:style style:name="co5" style:family="table-column">
      <style:table-column-properties fo:break-before="auto" style:column-width="2.8992in"/>
    </style:style>
    <style:style style:name="co6" style:family="table-column">
      <style:table-column-properties fo:break-before="auto" style:column-width="1.8744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transparent" fo:border="none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2" table:number-columns-repeated="2" table:default-cell-style-name="ce2"/>
        <table:table-column table:style-name="co6" table:default-cell-style-name="ce2"/>
        <table:table-column table:style-name="co2" table:default-cell-style-name="ce8"/>
        <table:table-column table:style-name="co2" table:number-columns-repeated="1017" table:default-cell-style-name="ce2"/>
        <table:table-row table:style-name="ro1">
          <table:table-cell table:style-name="ce1" office:value-type="string">
            <text:p>Used pins for STM32F446RCTx <text:s/>based front pane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TIM3</text:p>
          </table:table-cell>
          <table:table-cell office:value-type="string">
            <text:p>(LED PWM)</text:p>
          </table:table-cell>
          <table:table-cell table:style-name="ce4"/>
          <table:table-cell/>
          <table:table-cell table:style-name="ce9"/>
          <table:table-cell table:number-columns-repeated="1019"/>
        </table:table-row>
        <table:table-row table:style-name="ro1">
          <table:table-cell/>
          <table:table-cell table:style-name="ce4" office:value-type="string">
            <text:p>PWM Generation CH1</text:p>
          </table:table-cell>
          <table:table-cell table:style-name="Default" office:value-type="string">
            <text:p>PA6 (GREEN LED)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3" office:value-type="string">
            <text:p>ADC</text:p>
          </table:table-cell>
          <table:table-cell table:style-name="Default" office:value-type="string">
            <text:p>Joystick</text:p>
          </table:table-cell>
          <table:table-cell table:style-name="Default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>
            <text:p>ADC1_IN10</text:p>
          </table:table-cell>
          <table:table-cell table:style-name="Default" office:value-type="string">
            <text:p>PC0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1"/>
          <table:table-cell office:value-type="string">
            <text:p>ADC1_IN4</text:p>
          </table:table-cell>
          <table:table-cell table:style-name="ce4" office:value-type="string">
            <text:p>PA4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table:style-name="ce4" office:value-type="string">
            <text:p>ADC1_IN1</text:p>
          </table:table-cell>
          <table:table-cell table:style-name="ce4" office:value-type="string">
            <text:p>PA1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style-name="ce1" office:value-type="string">
            <text:p>I2C1</text:p>
          </table:table-cell>
          <table:table-cell office:value-type="string">
            <text:p>MCP23017 North boards (addr=101, 110 and 111)</text:p>
          </table:table-cell>
          <table:table-cell table:style-name="ce4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SDA</text:p>
          </table:table-cell>
          <table:table-cell table:style-name="ce4" office:value-type="string">
            <text:p>PB9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SCL</text:p>
          </table:table-cell>
          <table:table-cell table:style-name="ce4" office:value-type="string">
            <text:p>PB8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style-name="ce1" office:value-type="string">
            <text:p>I2C2</text:p>
          </table:table-cell>
          <table:table-cell office:value-type="string">
            <text:p>MCP23017 South board (addr=010, 011, 100)</text:p>
          </table:table-cell>
          <table:table-cell table:style-name="ce4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SDA</text:p>
          </table:table-cell>
          <table:table-cell table:style-name="ce4" office:value-type="string">
            <text:p>PC12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SCL</text:p>
          </table:table-cell>
          <table:table-cell table:style-name="ce4" office:value-type="string">
            <text:p>PB10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style-name="ce1" office:value-type="string">
            <text:p>I2C3</text:p>
          </table:table-cell>
          <table:table-cell office:value-type="string">
            <text:p>MCP23017 South board (addr=000, 001)</text:p>
          </table:table-cell>
          <table:table-cell table:style-name="ce4"/>
          <table:table-cell table:style-name="ce8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SDA</text:p>
          </table:table-cell>
          <table:table-cell table:style-name="ce4" office:value-type="string">
            <text:p>PC9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SCL</text:p>
          </table:table-cell>
          <table:table-cell office:value-type="string">
            <text:p>PA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USART1</text:p>
          </table:table-cell>
          <table:table-cell office:value-type="string">
            <text:p>(connect to discovery board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X</text:p>
          </table:table-cell>
          <table:table-cell office:value-type="string">
            <text:p>PB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X</text:p>
          </table:table-cell>
          <table:table-cell office:value-type="string">
            <text:p>PB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USART2</text:p>
          </table:table-cell>
          <table:table-cell office:value-type="string">
            <text:p>(connect to MIDI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X</text:p>
          </table:table-cell>
          <table:table-cell office:value-type="string">
            <text:p>PA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X</text:p>
          </table:table-cell>
          <table:table-cell office:value-type="string">
            <text:p>PA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UART4</text:p>
          </table:table-cell>
          <table:table-cell office:value-type="string">
            <text:p>(connect to main analog board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X</text:p>
          </table:table-cell>
          <table:table-cell office:value-type="string">
            <text:p>PC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X</text:p>
          </table:table-cell>
          <table:table-cell office:value-type="string">
            <text:p>PA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PI1</text:p>
          </table:table-cell>
          <table:table-cell office:value-type="string">
            <text:p>(pixels south board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ode</text:p>
          </table:table-cell>
          <table:table-cell office:value-type="string">
            <text:p>Transmit Only Mast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ta size</text:p>
          </table:table-cell>
          <table:table-cell office:value-type="string">
            <text:p>16 bi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rescaler</text:p>
          </table:table-cell>
          <table:table-cell table:style-name="ce6"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LK (not used)</text:p>
          </table:table-cell>
          <table:table-cell office:value-type="string">
            <text:p>PA5 (not connected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SI</text:p>
          </table:table-cell>
          <table:table-cell office:value-type="string">
            <text:p>PA7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SPI2</text:p>
          </table:table-cell>
          <table:table-cell office:value-type="string">
            <text:p>(pixels north board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ode</text:p>
          </table:table-cell>
          <table:table-cell office:value-type="string">
            <text:p>Transmit Only Mast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ta size</text:p>
          </table:table-cell>
          <table:table-cell office:value-type="string">
            <text:p>8 bi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rescaler</text:p>
          </table:table-cell>
          <table:table-cell table:style-name="ce6"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LK (not used)</text:p>
          </table:table-cell>
          <table:table-cell office:value-type="string">
            <text:p>PB13 (not connected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SI</text:p>
          </table:table-cell>
          <table:table-cell office:value-type="string">
            <text:p>PC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SPI3</text:p>
          </table:table-cell>
          <table:table-cell office:value-type="string">
            <text:p>(pixels south board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ode</text:p>
          </table:table-cell>
          <table:table-cell office:value-type="string">
            <text:p>Transmit Only Mast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ta size</text:p>
          </table:table-cell>
          <table:table-cell office:value-type="string">
            <text:p>8 bi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rescaler</text:p>
          </table:table-cell>
          <table:table-cell table:style-name="ce6"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LK (not used)</text:p>
          </table:table-cell>
          <table:table-cell office:value-type="string">
            <text:p>PC10 (not connected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SI</text:p>
          </table:table-cell>
          <table:table-cell office:value-type="string">
            <text:p>PB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GPIO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table:style-name="Default"/>
          <table:table-cell table:style-name="Default" office:value-type="string">
            <text:p>MCP_RST (output)</text:p>
          </table:table-cell>
          <table:table-cell table:style-name="Default" office:value-type="string">
            <text:p>PB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EXTI</text:p>
          </table:table-cell>
          <table:table-cell table:number-columns-repeated="1023"/>
        </table:table-row>
        <table:table-row table:style-name="ro1">
          <table:table-cell office:value-type="string">
            <text:p>N</text:p>
          </table:table-cell>
          <table:table-cell table:style-name="Default" office:value-type="string">
            <text:p>EXTI0 -&gt; MCP_101 INTB</text:p>
          </table:table-cell>
          <table:table-cell table:style-name="Default" office:value-type="string">
            <text:p>PH0 OSC_IN (no crystal connected here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1 -&gt; MCP_011 INTB</text:p>
          </table:table-cell>
          <table:table-cell office:value-type="string">
            <text:p>PB1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office:value-type="string">
            <text:p>EXTI2 -&gt; MCP_110 INTB</text:p>
          </table:table-cell>
          <table:table-cell office:value-type="string">
            <text:p>PC2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office:value-type="string">
            <text:p>EXTI3 -&gt; MCP_110 INTA</text:p>
          </table:table-cell>
          <table:table-cell office:value-type="string">
            <text:p>PC3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office:value-type="string">
            <text:p>EXTI4 -&gt; MCP_111 INTA</text:p>
          </table:table-cell>
          <table:table-cell office:value-type="string">
            <text:p>PC4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office:value-type="string">
            <text:p>EXTI5 -&gt; MCP_111 INTB</text:p>
          </table:table-cell>
          <table:table-cell office:value-type="string">
            <text:p>PC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6 -&gt; MCP_100 INTB</text:p>
          </table:table-cell>
          <table:table-cell office:value-type="string">
            <text:p>PC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7 -&gt; MCP_010 INTA</text:p>
          </table:table-cell>
          <table:table-cell office:value-type="string">
            <text:p>PC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8 -&gt; MCP_010 INTB</text:p>
          </table:table-cell>
          <table:table-cell office:value-type="string">
            <text:p>PC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9 -&gt; MCP_001 INTA</text:p>
          </table:table-cell>
          <table:table-cell office:value-type="string">
            <text:p>PA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10 -&gt; MCP_001 INTB</text:p>
          </table:table-cell>
          <table:table-cell office:value-type="string">
            <text:p>PA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11 -&gt; MCP_000 INTB</text:p>
          </table:table-cell>
          <table:table-cell office:value-type="string">
            <text:p>PA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12 -&gt; MCP_000 INTA</text:p>
          </table:table-cell>
          <table:table-cell office:value-type="string">
            <text:p>PA12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office:value-type="string">
            <text:p>EXTI13 -&gt; MCP_101 INTA</text:p>
          </table:table-cell>
          <table:table-cell office:value-type="string">
            <text:p>PC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14 -&gt; MCP_011 INTA</text:p>
          </table:table-cell>
          <table:table-cell office:value-type="string">
            <text:p>PB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TI15 -&gt; MCP_100 INTA</text:p>
          </table:table-cell>
          <table:table-cell office:value-type="string">
            <text:p>PB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nnector north-&gt;south (1=SE Corner, 20=NW Corner)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1:GND</text:p>
          </table:table-cell>
          <table:table-cell office:value-type="string">
            <text:p>2:3V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3:MCP_RST</text:p>
          </table:table-cell>
          <table:table-cell office:value-type="string">
            <text:p>4:3V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5:I2C2_SDA</text:p>
          </table:table-cell>
          <table:table-cell office:value-type="string">
            <text:p>6:SPI1_MOS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7:INTB_11/EXTI11</text:p>
          </table:table-cell>
          <table:table-cell office:value-type="string">
            <text:p>8:INTA_11/EXTI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9:INTA_12/EXTI9</text:p>
          </table:table-cell>
          <table:table-cell office:value-type="string">
            <text:p>10:INTB_12/EXTI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:I2C3_SDA</text:p>
          </table:table-cell>
          <table:table-cell office:value-type="string">
            <text:p>12:I2C3_SC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:INTA_2/EXTI7</text:p>
          </table:table-cell>
          <table:table-cell office:value-type="string">
            <text:p>14:INTB_2/EXTI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:INTA_32/EXTI15</text:p>
          </table:table-cell>
          <table:table-cell office:value-type="string">
            <text:p>16:INTB_32/EXTI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:INTB_31/EXTI1</text:p>
          </table:table-cell>
          <table:table-cell office:value-type="string">
            <text:p>18:INTA_31/EXTI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:SPI3_MOSI</text:p>
          </table:table-cell>
          <table:table-cell office:value-type="string">
            <text:p>20:I2C2_SC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CP 000 = _1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CP_001= _1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CP_010 = _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CP_011 = _3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CP_100 = _32</text:p>
          </table:table-cell>
          <table:table-cell table:number-columns-repeated="1022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9">12/29/2021</text:date>, <text:time>22:4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d Reynal</meta:initial-creator>
    <meta:creation-date>2020-03-25T20:27:26</meta:creation-date>
    <dc:date>2021-12-29T22:45:31</dc:date>
    <dc:creator>Syd Reynal</dc:creator>
    <meta:editing-duration>P2DT2H15M18S</meta:editing-duration>
    <meta:editing-cycles>63</meta:editing-cycles>
    <meta:generator>OpenOffice/4.1.6$Unix OpenOffice.org_project/416m1$Build-9790</meta:generator>
    <meta:document-statistic meta:table-count="3" meta:cell-count="153" meta:object-count="0"/>
  </office:meta>
</office:document-meta>
</file>